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7aa8"/>
    </style:style>
    <style:style style:name="P2" style:family="paragraph" style:parent-style-name="Standard">
      <style:text-properties officeooo:rsid="0018fb57" officeooo:paragraph-rsid="0018fb57"/>
    </style:style>
    <style:style style:name="P3" style:family="paragraph" style:parent-style-name="Standard">
      <style:text-properties officeooo:paragraph-rsid="00282d21"/>
    </style:style>
    <style:style style:name="P4" style:family="paragraph" style:parent-style-name="Standard">
      <style:text-properties officeooo:paragraph-rsid="00284f6f"/>
    </style:style>
    <style:style style:name="P5" style:family="paragraph" style:parent-style-name="Standard">
      <style:text-properties officeooo:rsid="0018fb57" officeooo:paragraph-rsid="0018fb57"/>
    </style:style>
    <style:style style:name="P6" style:family="paragraph" style:parent-style-name="Standard">
      <style:text-properties officeooo:rsid="001e05a6"/>
    </style:style>
    <style:style style:name="P7" style:family="paragraph" style:parent-style-name="Standard">
      <style:text-properties officeooo:rsid="001f69b9"/>
    </style:style>
    <style:style style:name="P8" style:family="paragraph" style:parent-style-name="Standard">
      <style:text-properties officeooo:rsid="00284f6f"/>
    </style:style>
    <style:style style:name="P9" style:family="paragraph" style:parent-style-name="Standard">
      <style:text-properties officeooo:rsid="00215415"/>
    </style:style>
    <style:style style:name="P10" style:family="paragraph" style:parent-style-name="Standard">
      <style:text-properties officeooo:rsid="0021f96c"/>
    </style:style>
    <style:style style:name="P11" style:family="paragraph" style:parent-style-name="Standard">
      <style:text-properties officeooo:paragraph-rsid="00282d21"/>
    </style:style>
    <style:style style:name="T1" style:family="text">
      <style:text-properties officeooo:rsid="00153275"/>
    </style:style>
    <style:style style:name="T2" style:family="text">
      <style:text-properties officeooo:rsid="00157aa8"/>
    </style:style>
    <style:style style:name="T3" style:family="text">
      <style:text-properties officeooo:rsid="0018fb57"/>
    </style:style>
    <style:style style:name="T4" style:family="text">
      <style:text-properties officeooo:rsid="001a9ad0"/>
    </style:style>
    <style:style style:name="T5" style:family="text">
      <style:text-properties officeooo:rsid="001c0098"/>
    </style:style>
    <style:style style:name="T6" style:family="text">
      <style:text-properties officeooo:rsid="001e05a6"/>
    </style:style>
    <style:style style:name="T7" style:family="text">
      <style:text-properties officeooo:rsid="001f69b9"/>
    </style:style>
    <style:style style:name="T8" style:family="text">
      <style:text-properties officeooo:rsid="00215415"/>
    </style:style>
    <style:style style:name="T9" style:family="text">
      <style:text-properties officeooo:rsid="0021f96c"/>
    </style:style>
    <style:style style:name="T10" style:family="text">
      <style:text-properties officeooo:rsid="0023796e"/>
    </style:style>
    <style:style style:name="T11" style:family="text">
      <style:text-properties officeooo:rsid="0023ff73"/>
    </style:style>
    <style:style style:name="T12" style:family="text">
      <style:text-properties officeooo:rsid="00252542"/>
    </style:style>
    <style:style style:name="T13" style:family="text">
      <style:text-properties officeooo:rsid="00270533"/>
    </style:style>
    <style:style style:name="T14" style:family="text">
      <style:text-properties officeooo:rsid="00282d21"/>
    </style:style>
    <style:style style:name="T15" style:family="text">
      <style:text-properties officeooo:rsid="00284f6f"/>
    </style:style>
    <style:style style:name="T16" style:family="text">
      <style:text-properties officeooo:rsid="00295d53"/>
    </style:style>
    <style:style style:name="T17" style:family="text">
      <style:text-properties officeooo:rsid="002af2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 <text:span text:style-name="T1">VGA (Video Graphics Array)</text:span></text:p>
      <text:p text:style-name="Standard">- <text:span text:style-name="T2">Es muss zwischen VGA als Grafikkartenstandart und VGA den Stecke bzw. Anschluss</text:span></text:p>
      <text:p text:style-name="Standard"><text:tab/><text:span text:style-name="T2">unterscheiden.</text:span></text:p>
      <text:p text:style-name="P1"/>
      <text:p text:style-name="P1">- <text:span text:style-name="T2">VGA der Grafikkartenstandart</text:span></text:p>
      <text:p text:style-name="P2">→ Damit eine Grafikkarte VGA-kompatibel ist, müssen drei Eigenschaften erfüllt sein: </text:p>
      <text:p text:style-name="P2"><text:tab/>→ Ihr integrierter Speicher muss mind. 256 KB groß sein.</text:p>
      <text:p text:style-name="P2"><text:tab/>→ Die Register der Karte müssen lesbar sein. </text:p>
      <text:p text:style-name="P2"><text:tab/>→ Die Grafikkarte muss Text in den Größen 8×8 bis 8×16 Pixel pro Zeichen darstellen <text:tab/><text:tab/><text:tab/>können.</text:p>
      <text:p text:style-name="Standard">→<text:span text:style-name="T2"> </text:span><text:span text:style-name="T3">VGA-kompatible Grafikkarten müssen keinen VGA-Anschluss haben.</text:span></text:p>
      <text:p text:style-name="Standard">→<text:span text:style-name="T4"> VGA spezifizierte Treibe sind im BIOS implementiert </text:span><text:span text:style-name="T5">(der VGA-Treiber)</text:span><text:span text:style-name="T4">.</text:span></text:p>
      <text:p text:style-name="Standard"><text:tab/>→<text:span text:style-name="T4"> Dadurch kann etwas angezeigt werden, auch wenn der eig. Treiber noch nicht</text:span></text:p>
      <text:p text:style-name="Standard"><text:tab/><text:tab/><text:span text:style-name="T4">installiert wurde.</text:span></text:p>
      <text:p text:style-name="Standard"/>
      <text:p text:style-name="Standard">--- <text:span text:style-name="T6">Vsync</text:span></text:p>
      <text:p text:style-name="P6">- Hindert die Grafikkarte daran, Frames <text:s/>auszugeben, wenn der Monitor den letzten Frame</text:p>
      <text:p text:style-name="Standard"><text:tab/><text:span text:style-name="T6">noch nicht komplett <text:s/>angezeigt hat.</text:span></text:p>
      <text:p text:style-name="Standard"/>
      <text:p text:style-name="Standard">--- <text:span text:style-name="T7">Triple Buffering</text:span></text:p>
      <text:p text:style-name="P7">- Speichern von Frames in den vram (Grafikkartenspeicher), wenn der Monitor den letzten </text:p>
      <text:p text:style-name="Standard"><text:tab/><text:span text:style-name="T7">Frame noch nicht komplett angezeigt hat.</text:span></text:p>
      <text:p text:style-name="Standard"/>
      <text:p text:style-name="Standard">--- <text:span text:style-name="T8">Spreamprozessor</text:span><text:span text:style-name="T15">en (ATI/AMD) und</text:span><text:span text:style-name="T8"> CUDA-Kern</text:span><text:span text:style-name="T15">e (Nvidia)</text:span></text:p>
      <text:p text:style-name="P8">- machen beide das gleiche.</text:p>
      <text:p text:style-name="Standard">- <text:span text:style-name="T15">für die Ausführung von Shader-Programmen.</text:span></text:p>
      <text:p text:style-name="P9">- Rechenkern um parallele Berechnungen auszuführen.</text:p>
      <text:p text:style-name="Standard"><text:tab/>→<text:span text:style-name="T8"> Je mehr desto schneller können Bilder erstellt werden.</text:span></text:p>
      <text:p text:style-name="Standard"><text:tab/><text:tab/>→<text:span text:style-name="T8"> um ein Bild zu erstellen, werden viele Berechnungen parallel ausgeführt:</text:span></text:p>
      <text:p text:style-name="Standard"><text:tab/><text:tab/><text:tab/><text:span text:style-name="T8">3D Modelle rendern, Texturen, Beleuchtung, Schattierung usw.</text:span></text:p>
      <text:p text:style-name="Standard"/>
      <text:p text:style-name="Standard">--- <text:span text:style-name="T11">Shader</text:span></text:p>
      <text:p text:style-name="Standard">→<text:span text:style-name="T11"> Programme die auf CUDA-Kerne </text:span><text:span text:style-name="T15">oder Spreamprozessoren</text:span><text:span text:style-name="T11"> ausgeführt werden.</text:span></text:p>
      <text:p text:style-name="Standard"><text:tab/>→ <text:span text:style-name="T15">Shader sind eig. Programmierte Funktionen die zu Maschineninstruktionen</text:span></text:p>
      <text:p text:style-name="Standard"><text:tab/><text:tab/><text:span text:style-name="T15">Kompiliert werden.</text:span></text:p>
      <text:p text:style-name="Standard"><text:tab/><text:tab/>→<text:span text:style-name="T11"> </text:span><text:span text:style-name="T12">werden in einer shader-Sprache geschrieben.</text:span></text:p>
      <text:p text:style-name="P4"/>
      <text:p text:style-name="P4">- Shader können neben Dreiecken auch andere grundlegende geometrische Formen erzeugen und <text:tab/>manipulieren. Die Möglichkeiten hängen von der Funktionalität der Shader und der <text:tab/>verwendeten Grafik-API ab. Hier sind einige Beispiele:</text:p>
      <text:p text:style-name="Standard"/>
      <text:p text:style-name="Standard">→ Linien und Punkte: Shader können Linien und Punkte erzeugen, indem sie entsprechende <text:tab/>Eckpunkte positionieren und manipulieren. Linien können für Drahtgitterdarstellungen oder <text:tab/>Linienzeichnungen verwendet werden.</text:p>
      <text:p text:style-name="Standard"/>
      <text:p text:style-name="Standard">→ <text:tab/>Quads (Vierecke): Shader können Vierecke erzeugen, indem sie vier Eckpunkte <text:tab/>positionieren und texturieren. Quads werden oft verwendet, um einfache Flächen zu rendern.</text:p>
      <text:p text:style-name="Standard"/>
      <text:p text:style-name="Standard">→ <text:tab/>Kurven und Splines: Durch die Berechnung von Zwischenpunkten und -kurven können <text:tab/>Shader auch komplexere Formen wie Bézierkurven oder Splines erzeugen.</text:p>
      <text:p text:style-name="Standard"/>
      <text:p text:style-name="Standard"><text:soft-page-break/>→ Partikel und Instanzen: Shader können Partikel-Systeme erzeugen, um Massen von Partikeln wie <text:tab/>Funken, Rauch oder Regentropfen darzustellen. Instanzen können duplizierte Instanzen <text:tab/>eines 3D-Modells generieren.</text:p>
      <text:p text:style-name="Standard"/>
      <text:p text:style-name="Standard">→ Fraktale und komplexe Formen: Shader können fraktale Muster generieren, um komplexe und <text:tab/>detailreiche Formen wie Wolken, Landschaften oder abstrakte Kunstwerke zu erzeugen.</text:p>
      <text:p text:style-name="Standard"/>
      <text:p text:style-name="Standard">→ Verformungen und Transformationen: Shader können bestehende Formen verzerren, falten, <text:tab/>stauchen oder auf andere Weise manipulieren, um interessante visuelle Effekte zu erzielen.</text:p>
      <text:p text:style-name="P3"/>
      <text:p text:style-name="P3">- <text:span text:style-name="T16">Verschiedene Shader</text:span></text:p>
      <text:p text:style-name="P3">→ Vertex-Shader: Vertex-Shader verarbeiten einzelne Eckpunkte eines 3D-Modells. Sie <text:tab/>transformieren und verformen die Eckpunkte, um das Modell in den 3D-Raum zu <text:tab/>positionieren, zu skalieren und zu drehen.</text:p>
      <text:p text:style-name="P3"/>
      <text:p text:style-name="P3">→ Pixel-Shader: Pixel-Shader arbeiten auf den Pixeln, die auf dem Bildschirm gerendert werden. <text:tab/>Sie bestimmen die Farbe, den Glanz, die Textur und andere Eigenschaften jedes einzelnen <text:tab/>Pixels.</text:p>
      <text:p text:style-name="P3"/>
      <text:p text:style-name="P3">→ Geometrie-Shader: Geometrie-Shader können die Geometrie von Modellen verändern, indem sie <text:tab/>z.B. neue Eckpunkte hinzufügen oder entfernen. Sie ermöglichen auch Effekte wie <text:tab/>Tessellation.</text:p>
      <text:p text:style-name="P3"/>
      <text:p text:style-name="P3">→ Compute-Shader: Compute-Shader sind allgemeine Shader-Programme, die für nicht-grafische <text:tab/>Berechnungen auf der GPU eingesetzt werden. Sie können für parallele Berechnungen in <text:tab/>wissenschaftlichen Simulationen, Datenverarbeitung, künstlicher Intelligenz und mehr <text:tab/>verwendet werden.</text:p>
      <text:p text:style-name="P3"/>
      <text:p text:style-name="P3"><text:span text:style-name="T14">- Es gibt CUDA-Kerne </text:span><text:span text:style-name="T17">oder Stremprozessoren </text:span><text:span text:style-name="T14">die mehrere shader gleichzeitig ausführen können.</text:span><text:span text:style-name="T13"> </text:span></text:p>
      <text:p text:style-name="Standard"/>
      <text:p text:style-name="Standard">--- <text:span text:style-name="T9">GPU-Takt</text:span></text:p>
      <text:p text:style-name="P10">→ gibt an, mit welcher Frequenz die CUDA-Kerne arbeiten.</text:p>
      <text:p text:style-name="Standard"/>
      <text:p text:style-name="Standard">- <text:span text:style-name="T10">Effektiver-Takt</text:span></text:p>
      <text:p text:style-name="Standard">→<text:span text:style-name="T10"> tatsächliche Geschwindigkeit der Datenübertragung zum v-ram und vom v-ram (nich system-<text:tab/>ram)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14:38:53.722811448</meta:creation-date>
    <meta:generator>LibreOffice/7.5.5.2$Linux_X86_64 LibreOffice_project/50$Build-2</meta:generator>
    <dc:date>2023-08-30T15:13:26.123657093</dc:date>
    <meta:editing-duration>PT1H21M38S</meta:editing-duration>
    <meta:editing-cycles>19</meta:editing-cycles>
    <meta:document-statistic meta:table-count="0" meta:image-count="0" meta:object-count="0" meta:page-count="2" meta:paragraph-count="47" meta:word-count="537" meta:character-count="4033" meta:non-whitespace-character-count="3493"/>
  </office:meta>
</office:document-meta>
</file>